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AAAA+LiberationSerif-Bold" svg:font-family="DAAAAA+LiberationSerif-Bold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fo:language="ca" fo:country="ES" fo:font-weight="normal" officeooo:rsid="004fbb78" officeooo:paragraph-rsid="00119ad4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2" style:family="paragraph" style:parent-style-name="Standard">
      <style:text-properties style:font-name="Times New Roman" fo:font-size="14pt" fo:language="ca" fo:country="ES" fo:font-weight="normal" officeooo:rsid="00607564" officeooo:paragraph-rsid="00119ad4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3" style:family="paragraph" style:parent-style-name="Standard">
      <style:text-properties style:font-name="Times New Roman" fo:font-size="14pt" fo:language="ca" fo:country="ES" fo:font-weight="normal" officeooo:rsid="0054b874" officeooo:paragraph-rsid="00119ad4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" style:family="paragraph" style:parent-style-name="Table_20_Contents">
      <style:text-properties officeooo:rsid="0054b874" officeooo:paragraph-rsid="00119ad4"/>
    </style:style>
    <style:style style:name="P5" style:family="paragraph" style:parent-style-name="Standard" style:list-style-name="L1">
      <style:text-properties style:font-name="Times New Roman" fo:font-size="14pt" fo:language="ca" fo:country="ES" fo:font-weight="normal" officeooo:rsid="0054b874" officeooo:paragraph-rsid="00119ad4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6" style:family="paragraph" style:parent-style-name="Standard" style:list-style-name="L2">
      <style:text-properties style:font-name="Times New Roman" fo:font-size="14pt" fo:language="ca" fo:country="ES" fo:font-weight="normal" officeooo:rsid="0054b874" officeooo:paragraph-rsid="0011c738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7" style:family="paragraph" style:parent-style-name="Standard">
      <style:text-properties style:font-name="Times New Roman" fo:font-size="14pt" fo:language="ca" fo:country="ES" fo:font-weight="normal" officeooo:rsid="0054b874" officeooo:paragraph-rsid="0011c738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8" style:family="paragraph" style:parent-style-name="Standard">
      <style:text-properties style:font-name="Times New Roman" fo:font-size="14pt" fo:language="ca" fo:country="ES" fo:font-weight="normal" officeooo:rsid="004fbb78" officeooo:paragraph-rsid="0011c738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9" style:family="paragraph" style:parent-style-name="Standard">
      <style:text-properties style:font-name="Times New Roman" fo:font-size="14pt" fo:language="ca" fo:country="ES" fo:font-weight="normal" officeooo:rsid="00607564" officeooo:paragraph-rsid="0011c738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0" style:family="paragraph" style:parent-style-name="Standard">
      <style:paragraph-properties fo:break-before="page"/>
      <style:text-properties style:font-name="Times New Roman" fo:font-size="14pt" fo:language="ca" fo:country="ES" fo:font-weight="bold" officeooo:rsid="0054b874" officeooo:paragraph-rsid="0011c738" style:font-name-asian="DAAAAA+LiberationSerif-Bold" style:font-size-asian="14pt" style:font-weight-asian="bold" style:font-name-complex="DAAAAA+LiberationSerif-Bold" style:font-size-complex="14pt" style:font-weight-complex="bold"/>
    </style:style>
    <style:style style:name="P11" style:family="paragraph" style:parent-style-name="Table_20_Contents">
      <style:text-properties officeooo:rsid="0054b874" officeooo:paragraph-rsid="0011c738"/>
    </style:style>
    <style:style style:name="T1" style:family="text">
      <style:text-properties officeooo:rsid="005933d8"/>
    </style:style>
    <style:style style:name="T2" style:family="text">
      <style:text-properties officeooo:rsid="00621be6"/>
    </style:style>
    <style:style style:name="T3" style:family="text">
      <style:text-properties officeooo:rsid="006b58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ci Writer <text:span text:style-name="T1">7</text:span></text:p>
      <text:p text:style-name="P8"/>
      <text:p text:style-name="P9">Obre el document «ex_writer_7.odt» de la teva memòria USB i conte<text:span text:style-name="T2">s</text:span>ta les preguntes.</text:p>
      <text:p text:style-name="P9"/>
      <text:list xml:id="list5707846135849792015" text:style-name="L2">
        <text:list-item>
          <text:p text:style-name="P6">De quin tipus és la següent taula?</text:p>
          <text:p text:style-name="P6"/>
        </text:list-item>
        <text:list-item>
          <text:p text:style-name="P6">Quantes cel·les té?</text:p>
          <text:p text:style-name="P6"/>
        </text:list-item>
        <text:list-item>
          <text:p text:style-name="P6">Quin és e<text:span text:style-name="T3">l</text:span> contingut de la cel·la 3-3?</text:p>
          <text:p text:style-name="P6"/>
        </text:list-item>
        <text:list-item>
          <text:p text:style-name="P6">Quin és el contingut de la fila 5?</text:p>
          <text:p text:style-name="P6"/>
        </text:list-item>
        <text:list-item>
          <text:p text:style-name="P6">Quin és el contingut de la columna 4?</text:p>
          <text:p text:style-name="P6"/>
        </text:list-item>
      </text:list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a</text:p>
          </table:table-cell>
          <table:table-cell table:style-name="Table1.A1" office:value-type="string">
            <text:p text:style-name="P11">b</text:p>
          </table:table-cell>
          <table:table-cell table:style-name="Table1.A1" office:value-type="string">
            <text:p text:style-name="P11">c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e</text:p>
          </table:table-cell>
          <table:table-cell table:style-name="Table1.F1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11">k</text:p>
          </table:table-cell>
          <table:table-cell table:style-name="Table1.F2" office:value-type="string">
            <text:p text:style-name="P11">l</text:p>
          </table:table-cell>
        </table:table-row>
        <table:table-row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11">p</text:p>
          </table:table-cell>
          <table:table-cell table:style-name="Table1.A2" office:value-type="string">
            <text:p text:style-name="P11">q</text:p>
          </table:table-cell>
          <table:table-cell table:style-name="Table1.F2" office:value-type="string">
            <text:p text:style-name="P11">r</text:p>
          </table:table-cell>
        </table:table-row>
        <table:table-row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11">t</text:p>
          </table:table-cell>
          <table:table-cell table:style-name="Table1.A2" office:value-type="string">
            <text:p text:style-name="P11">u</text:p>
          </table:table-cell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11">x</text:p>
          </table:table-cell>
          <table:table-cell table:style-name="Table1.F2" office:value-type="string">
            <text:p text:style-name="P11">y</text:p>
          </table:table-cell>
        </table:table-row>
        <table:table-row>
          <table:table-cell table:style-name="Table1.A2" office:value-type="string">
            <text:p text:style-name="P11">z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C</text:p>
          </table:table-cell>
          <table:table-cell table:style-name="Table1.A2" office:value-type="string">
            <text:p text:style-name="P11">D</text:p>
          </table:table-cell>
          <table:table-cell table:style-name="Table1.F2" office:value-type="string">
            <text:p text:style-name="P11">E</text:p>
          </table:table-cell>
        </table:table-row>
        <table:table-row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11">J</text:p>
          </table:table-cell>
          <table:table-cell table:style-name="Table1.F2" office:value-type="string">
            <text:p text:style-name="P11">K</text:p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11">P</text:p>
          </table:table-cell>
          <table:table-cell table:style-name="Table1.F2" office:value-type="string">
            <text:p text:style-name="P11">Q</text:p>
          </table:table-cell>
        </table:table-row>
      </table:table>
      <text:p text:style-name="P7"/>
      <text:p text:style-name="P8"/>
      <text:p text:style-name="P7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AAAA+LiberationSerif-Bold" svg:font-family="DAAAAA+LiberationSerif-Bold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6:49:23.393950036</meta:creation-date>
    <dc:date>2016-11-04T17:19:57.810053564</dc:date>
    <meta:editing-duration>PT39S</meta:editing-duration>
    <meta:editing-cycles>2</meta:editing-cycles>
    <meta:generator>LibreOffice/5.1.4.2$Linux_x86 LibreOffice_project/10m0$Build-2</meta:generator>
    <meta:document-statistic meta:table-count="1" meta:image-count="0" meta:object-count="0" meta:page-count="1" meta:paragraph-count="49" meta:word-count="97" meta:character-count="314" meta:non-whitespace-character-count="271"/>
  </office:meta>
</office:document-meta>
</file>